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2cm" fo:min-width="0.321cm"/>
    </style:style>
    <style:style style:name="gr2" style:family="graphic" style:parent-style-name="standard">
      <style:graphic-properties draw:textarea-horizontal-align="justify" draw:textarea-vertical-align="middle" draw:auto-grow-height="false" fo:min-height="0.02cm" fo:min-width="0.3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88cm" fo:min-width="0.13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9cm" fo:min-width="0.138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4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97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8cm" fo:min-width="0.028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38cm" fo:min-width="0.0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1.21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19cm" fo:min-width="0.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5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4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4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0.418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6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2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5" style:family="graphic" style:parent-style-name="standard">
      <style:graphic-properties draw:stroke="none" draw:fill="none" fo:min-height="0.789cm"/>
      <style:paragraph-properties style:writing-mode="lr-tb"/>
    </style:style>
    <style:style style:name="gr26" style:family="graphic" style:parent-style-name="objectwithoutfill">
      <style:graphic-properties draw:stroke="solid"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P1" style:family="paragraph">
      <style:paragraph-properties fo:text-align="center"/>
      <style:text-properties fo:font-size="8pt" fo:language="en" fo:country="GB"/>
    </style:style>
    <style:style style:name="P2" style:family="paragraph">
      <style:paragraph-properties fo:text-align="center"/>
      <style:text-properties fo:font-size="10pt" fo:language="en" fo:country="GB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  <style:text-properties fo:font-size="10pt" fo:language="en" fo:country="GB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fo:language="en" fo:country="GB" style:font-size-asian="10pt" style:font-size-complex="10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fo:language="en" fo:country="GB" style:font-size-asian="8pt" style:font-size-complex="8pt"/>
    </style:style>
    <style:style style:name="P9" style:family="paragraph">
      <style:text-properties fo:font-size="10pt"/>
    </style:style>
    <style:style style:name="P10" style:family="paragraph">
      <loext:graphic-properties draw:fill="none" draw:fill-color="#ffffff"/>
      <style:text-properties fo:font-size="10pt" fo:language="en" fo:country="GB"/>
    </style:style>
    <style:style style:name="P11" style:family="paragraph">
      <style:text-properties fo:font-size="8pt"/>
    </style:style>
    <style:style style:name="P12" style:family="paragraph">
      <loext:graphic-properties draw:fill="none" draw:fill-color="#ffffff"/>
      <style:text-properties fo:font-size="8pt"/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loext:graphic-properties draw:fill="none"/>
      <style:paragraph-properties fo:text-align="center"/>
      <style:text-properties fo:font-size="10pt"/>
    </style:style>
    <style:style style:name="P15" style:family="paragraph">
      <loext:graphic-properties draw:fill="none"/>
      <style:text-properties fo:font-size="10pt"/>
    </style:style>
    <style:style style:name="P16" style:family="paragraph"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6pt" style:font-size-asian="6pt" style:font-size-complex="6pt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10pt" fo:language="en" fo:country="GB" style:font-size-asian="10pt" style:font-size-complex="10pt"/>
    </style:style>
    <style:style style:name="T3" style:family="text">
      <style:text-properties style:text-position="-33% 58%" fo:font-size="10pt" fo:language="en" fo:country="GB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8pt" fo:language="en" fo:country="GB" style:font-size-asian="8pt" style:font-size-complex="8pt"/>
    </style:style>
    <style:style style:name="T7" style:family="text">
      <style:text-properties style:text-position="-33% 58%" fo:language="en" fo:country="GB"/>
    </style:style>
    <style:style style:name="T8" style:family="text">
      <style:text-properties style:text-position="-33% 58%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-33% 58%" fo:font-size="8pt" style:font-size-asian="8pt" style:font-size-complex="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10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21cm" svg:height="0.27cm" svg:x="3.576cm" svg:y="2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821cm" svg:height="0.27cm" svg:x="5.926cm" svg:y="2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821cm" svg:height="0.27cm" svg:x="3.576cm" svg:y="4.1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0.82cm" svg:height="0.27cm" svg:x="5.976cm" svg:y="4.1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82cm" svg:height="0.27cm" draw:transform="rotate (1.5707963267949) translate (5.078cm 3.7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576cm" svg:y1="2.358cm" svg:x2="2.767cm" svg:y2="2.88cm" draw:start-shape="id1" draw:start-glue-point="3" draw:end-shape="id2" draw:end-glue-point="4" svg:d="M3576 2358h-809v522" svg:viewBox="0 0 810 523">
          <text:p/>
        </draw:connector>
        <draw:connector draw:style-name="gr3" draw:text-style-name="P2" draw:layer="layout" svg:x1="2.767cm" svg:y1="3.782cm" svg:x2="3.576cm" svg:y2="4.267cm" draw:start-shape="id2" draw:start-glue-point="8" draw:end-shape="id3" draw:end-glue-point="3" svg:d="M2767 3782v485h809" svg:viewBox="0 0 810 486">
          <text:p/>
        </draw:connector>
        <draw:connector draw:style-name="gr3" draw:text-style-name="P2" draw:layer="layout" draw:line-skew="-0.13cm" svg:x1="7.44cm" svg:y1="5.708cm" svg:x2="5.209cm" svg:y2="5.915cm" draw:start-shape="id4" draw:start-glue-point="2" draw:end-shape="id5" draw:end-glue-point="6" svg:d="M7440 5708v578h-2231v-371" svg:viewBox="0 0 2232 579">
          <text:p/>
        </draw:connector>
        <draw:connector draw:style-name="gr3" draw:text-style-name="P2" draw:layer="layout" svg:x1="4.397cm" svg:y1="4.267cm" svg:x2="5.976cm" svg:y2="4.267cm" draw:start-shape="id3" draw:start-glue-point="1" draw:end-shape="id6" draw:end-glue-point="3" svg:d="M4397 4267h1579" svg:viewBox="0 0 1580 1">
          <text:p/>
        </draw:connector>
        <draw:connector draw:style-name="gr3" draw:text-style-name="P2" draw:layer="layout" svg:x1="5.213cm" svg:y1="3.7cm" svg:x2="5.976cm" svg:y2="4.267cm" draw:start-shape="id7" draw:start-glue-point="3" draw:end-shape="id6" draw:end-glue-point="3" svg:d="M5213 3700v567h763" svg:viewBox="0 0 764 568">
          <text:p/>
        </draw:connector>
        <draw:connector draw:style-name="gr3" draw:text-style-name="P2" draw:layer="layout" svg:x1="5.926cm" svg:y1="2.358cm" svg:x2="5.213cm" svg:y2="2.88cm" draw:start-shape="id8" draw:start-glue-point="3" draw:end-shape="id7" draw:end-glue-point="1" svg:d="M5926 2358h-713v522" svg:viewBox="0 0 714 523">
          <text:p/>
        </draw:connector>
        <draw:custom-shape draw:style-name="gr4" draw:text-style-name="P2" xml:id="id2" draw:id="id2" draw:layer="layout" svg:width="0.901cm" svg:height="0.902cm" svg:x="2.316cm" svg:y="2.8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2" draw:layer="layout" svg:width="0.902cm" svg:height="0.903cm" svg:x="6.989cm" svg:y="4.804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6" draw:text-style-name="P4" draw:layer="layout" svg:x1="7.44cm" svg:y1="5.556cm" svg:x2="7.44cm" svg:y2="4.937cm">
            <text:p/>
          </draw:line>
        </draw:g>
        <draw:frame draw:style-name="gr7" draw:text-style-name="P6" draw:layer="layout" svg:width="0.918cm" svg:height="0.906cm" svg:x="1.653cm" svg:y="3.035cm">
          <draw:text-box>
            <text:p text:style-name="P5"><text:span text:style-name="T2">V</text:span><text:span text:style-name="T3">a</text:span></text:p>
          </draw:text-box>
        </draw:frame>
        <draw:frame draw:style-name="gr8" draw:text-style-name="P6" draw:layer="layout" svg:width="2.474cm" svg:height="0.907cm" svg:x="7.825cm" svg:y="2.995cm">
          <draw:text-box>
            <text:p text:style-name="P5"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9" draw:text-style-name="P2" draw:layer="layout" svg:width="1.054cm" svg:height="1.26cm" svg:x="6.906cm" svg:y="2.679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0" draw:text-style-name="P4" draw:layer="layout" svg:x1="7.432cm" svg:y1="3.045cm" svg:x2="7.432cm" svg:y2="3.664cm">
            <text:p/>
          </draw:line>
        </draw:g>
        <draw:custom-shape draw:style-name="gr11" draw:text-style-name="P2" xml:id="id5" draw:id="id5" draw:layer="layout" svg:width="1.055cm" svg:height="1.259cm" svg:x="4.681cm" svg:y="4.656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717cm" svg:height="0.694cm" svg:x="5.328cm" svg:y="5.292cm">
          <draw:text-box>
            <text:p text:style-name="P7"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6"> </text:span></text:p>
          </draw:text-box>
        </draw:frame>
        <draw:connector draw:style-name="gr3" draw:text-style-name="P3" draw:layer="layout" svg:x1="4.397cm" svg:y1="4.267cm" svg:x2="5.209cm" svg:y2="4.656cm" draw:start-shape="id3" draw:start-glue-point="1" draw:end-shape="id5" draw:end-glue-point="4" svg:d="M4397 4267h812v389" svg:viewBox="0 0 813 390">
          <text:p/>
        </draw:connector>
        <draw:connector draw:style-name="gr3" draw:text-style-name="P3" draw:layer="layout" svg:x1="4.397cm" svg:y1="2.358cm" svg:x2="5.213cm" svg:y2="2.88cm" draw:start-shape="id1" draw:start-glue-point="1" draw:end-shape="id7" draw:end-glue-point="1" svg:d="M4397 2358h816v522" svg:viewBox="0 0 817 523">
          <text:p/>
        </draw:connector>
        <draw:connector draw:style-name="gr3" draw:text-style-name="P3" draw:layer="layout" svg:x1="6.796cm" svg:y1="4.267cm" svg:x2="7.44cm" svg:y2="4.805cm" draw:start-shape="id6" draw:start-glue-point="1" draw:end-shape="id4" draw:end-glue-point="0" svg:d="M6796 4267h644v538" svg:viewBox="0 0 645 539">
          <text:p/>
        </draw:connector>
        <draw:connector draw:style-name="gr3" draw:text-style-name="P3" draw:layer="layout" svg:x1="6.747cm" svg:y1="2.358cm" svg:x2="7.433cm" svg:y2="2.679cm" draw:start-shape="id8" draw:start-glue-point="1" draw:end-shape="id9" draw:end-glue-point="0" svg:d="M6747 2358h686v321" svg:viewBox="0 0 687 322">
          <text:p/>
        </draw:connector>
        <draw:connector draw:style-name="gr3" draw:text-style-name="P3" draw:layer="layout" svg:x1="7.433cm" svg:y1="3.939cm" svg:x2="7.44cm" svg:y2="4.805cm" draw:start-shape="id9" draw:start-glue-point="2" draw:end-shape="id4" draw:end-glue-point="0" svg:d="M7433 3939v433h7v433" svg:viewBox="0 0 8 867">
          <text:p/>
        </draw:connector>
        <draw:custom-shape draw:style-name="gr13" draw:text-style-name="P2" xml:id="id10" draw:id="id10" draw:layer="layout" svg:width="0.82cm" svg:height="0.269cm" svg:x="3.576cm" svg:y="6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1" draw:id="id11" draw:layer="layout" svg:width="0.82cm" svg:height="0.269cm" draw:transform="rotate (1.5707963267949) translate (2.63cm 5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4.396cm" svg:y1="6.275cm" svg:x2="5.209cm" svg:y2="5.915cm" draw:start-shape="id10" draw:start-glue-point="1" draw:end-shape="id5" draw:end-glue-point="6" svg:d="M4396 6275h813v-360" svg:viewBox="0 0 814 361">
          <text:p/>
        </draw:connector>
        <draw:connector draw:style-name="gr3" draw:text-style-name="P3" draw:layer="layout" svg:x1="2.764cm" svg:y1="4.838cm" svg:x2="3.576cm" svg:y2="4.267cm" draw:start-shape="id11" draw:start-glue-point="1" draw:end-shape="id3" draw:end-glue-point="3" svg:d="M2764 4838v-571h812" svg:viewBox="0 0 813 572">
          <text:p/>
        </draw:connector>
        <draw:connector draw:style-name="gr3" draw:text-style-name="P3" draw:layer="layout" svg:x1="2.764cm" svg:y1="5.658cm" svg:x2="3.576cm" svg:y2="6.275cm" draw:start-shape="id11" draw:start-glue-point="3" draw:end-shape="id10" draw:end-glue-point="3" svg:d="M2764 5658v617h812" svg:viewBox="0 0 813 618">
          <text:p/>
        </draw:connector>
        <draw:frame draw:style-name="gr14" draw:text-style-name="P10" draw:layer="layout" svg:width="1.059cm" svg:height="0.906cm" svg:x="7.733cm" svg:y="4.965cm">
          <draw:text-box>
            <text:p text:style-name="P9"><text:span text:style-name="T1">I</text:span><text:span text:style-name="T7">d</text:span></text:p>
          </draw:text-box>
        </draw:frame>
        <draw:frame draw:style-name="gr15" draw:text-style-name="P12" draw:layer="layout" svg:width="0.945cm" svg:height="0.906cm" svg:x="3.59cm" svg:y="1.631cm">
          <draw:text-box>
            <text:p text:style-name="P11">R<text:span text:style-name="T8">1</text:span></text:p>
          </draw:text-box>
        </draw:frame>
        <draw:frame draw:style-name="gr15" draw:text-style-name="P13" draw:layer="layout" svg:width="0.945cm" svg:height="0.906cm" svg:x="3.625cm" svg:y="6.302cm">
          <draw:text-box>
            <text:p text:style-name="P9"><text:span text:style-name="T9">R</text:span><text:span text:style-name="T10">7</text:span></text:p>
          </draw:text-box>
        </draw:frame>
        <draw:frame draw:style-name="gr16" draw:text-style-name="P13" draw:layer="layout" svg:width="0.946cm" svg:height="0.906cm" svg:x="5.998cm" svg:y="3.552cm">
          <draw:text-box>
            <text:p text:style-name="P9">R<text:span text:style-name="T8">5</text:span></text:p>
          </draw:text-box>
        </draw:frame>
        <draw:frame draw:style-name="gr17" draw:text-style-name="P13" draw:layer="layout" svg:width="0.913cm" svg:height="0.938cm" svg:x="3.565cm" svg:y="3.552cm">
          <draw:text-box>
            <text:p text:style-name="P9">R<text:span text:style-name="T8">4</text:span></text:p>
          </draw:text-box>
        </draw:frame>
        <draw:frame draw:style-name="gr18" draw:text-style-name="P13" draw:layer="layout" svg:width="0.945cm" svg:height="0.907cm" svg:x="5.162cm" svg:y="2.957cm">
          <draw:text-box>
            <text:p text:style-name="P9">R<text:span text:style-name="T8">3</text:span></text:p>
          </draw:text-box>
        </draw:frame>
        <draw:frame draw:style-name="gr15" draw:text-style-name="P13" draw:layer="layout" svg:width="0.945cm" svg:height="0.906cm" svg:x="5.94cm" svg:y="1.643cm">
          <draw:text-box>
            <text:p text:style-name="P9">R<text:span text:style-name="T8">2</text:span></text:p>
          </draw:text-box>
        </draw:frame>
        <draw:frame draw:style-name="gr15" draw:text-style-name="P13" draw:layer="layout" svg:width="0.945cm" svg:height="0.906cm" svg:x="1.929cm" svg:y="4.934cm">
          <draw:text-box>
            <text:p text:style-name="P9">R<text:span text:style-name="T8">6</text:span></text:p>
          </draw:text-box>
        </draw:frame>
        <draw:custom-shape draw:style-name="gr19" draw:text-style-name="P3" draw:layer="layout" svg:width="0.114cm" svg:height="0.126cm" svg:x="5.147cm" svg:y="4.2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3" draw:layer="layout" svg:width="0.115cm" svg:height="0.127cm" svg:x="7.351cm" svg:y="4.2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3" draw:layer="layout" svg:width="0.114cm" svg:height="0.125cm" svg:x="5.148cm" svg:y="6.2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3" draw:layer="layout" svg:width="0.141cm" svg:height="0.156cm" svg:x="4.871cm" svg:y="1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3" draw:layer="layout" svg:width="0.115cm" svg:height="0.127cm" svg:x="2.699cm" svg:y="4.2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0.918cm" svg:height="2.063cm" svg:x="4.44cm" svg:y="2.515cm">
          <draw:text-box>
            <text:p text:style-name="P9">+</text:p>
            <text:p text:style-name="P9">V<text:span text:style-name="T8">b</text:span></text:p>
            <text:p text:style-name="P9">-</text:p>
          </draw:text-box>
        </draw:frame>
        <draw:line draw:style-name="gr21" draw:text-style-name="P14" draw:layer="layout" svg:x1="3.08cm" svg:y1="4.9cm" svg:x2="3.08cm" svg:y2="5.8cm">
          <text:p/>
        </draw:line>
        <draw:frame draw:style-name="gr22" draw:text-style-name="P15" draw:layer="layout" svg:width="0.733cm" svg:height="0.894cm" svg:x="3.075cm" svg:y="4.865cm">
          <draw:text-box>
            <text:p text:style-name="P9"><text:span text:style-name="T11">I</text:span><text:span text:style-name="T12">c</text:span></text:p>
          </draw:text-box>
        </draw:frame>
        <draw:frame draw:style-name="gr23" draw:text-style-name="P17" draw:layer="layout" svg:width="0.945cm" svg:height="0.539cm" svg:x="2.276cm" svg:y="1.976cm">
          <draw:text-box>
            <text:p text:style-name="P16"><text:span text:style-name="T13">(V</text:span><text:span text:style-name="T13">1)</text:span></text:p>
          </draw:text-box>
        </draw:frame>
        <draw:frame draw:style-name="gr23" draw:text-style-name="P17" draw:layer="layout" svg:width="0.945cm" svg:height="0.539cm" svg:x="4.755cm" svg:y="1.989cm">
          <draw:text-box>
            <text:p text:style-name="P16"><text:span text:style-name="T13">(V</text:span><text:span text:style-name="T13">2)</text:span></text:p>
          </draw:text-box>
        </draw:frame>
        <draw:frame draw:style-name="gr23" draw:text-style-name="P17" draw:layer="layout" svg:width="0.945cm" svg:height="0.539cm" svg:x="7.03cm" svg:y="1.941cm">
          <draw:text-box>
            <text:p text:style-name="P16"><text:span text:style-name="T13">(V</text:span><text:span text:style-name="T13">3)</text:span></text:p>
          </draw:text-box>
        </draw:frame>
        <draw:frame draw:style-name="gr23" draw:text-style-name="P17" draw:layer="layout" svg:width="0.945cm" svg:height="0.539cm" svg:x="1.978cm" svg:y="3.928cm">
          <draw:text-box>
            <text:p text:style-name="P16"><text:span text:style-name="T13">(V</text:span><text:span text:style-name="T13">4)</text:span></text:p>
          </draw:text-box>
        </draw:frame>
        <draw:frame draw:style-name="gr23" draw:text-style-name="P17" draw:layer="layout" svg:width="0.945cm" svg:height="0.539cm" svg:x="5.007cm" svg:y="3.857cm">
          <draw:text-box>
            <text:p text:style-name="P16"><text:span text:style-name="T13">(V</text:span><text:span text:style-name="T13">5)</text:span></text:p>
          </draw:text-box>
        </draw:frame>
        <draw:frame draw:style-name="gr23" draw:text-style-name="P17" draw:layer="layout" svg:width="0.945cm" svg:height="0.539cm" svg:x="7.317cm" svg:y="3.928cm">
          <draw:text-box>
            <text:p text:style-name="P16"><text:span text:style-name="T13">(V6)</text:span></text:p>
          </draw:text-box>
        </draw:frame>
        <draw:frame draw:style-name="gr23" draw:text-style-name="P17" draw:layer="layout" svg:width="0.945cm" svg:height="0.539cm" svg:x="2.038cm" svg:y="6.035cm">
          <draw:text-box>
            <text:p text:style-name="P16"><text:span text:style-name="T13">(V7)</text:span></text:p>
          </draw:text-box>
        </draw:frame>
        <draw:frame draw:style-name="gr24" draw:text-style-name="P17" draw:layer="layout" svg:width="1.615cm" svg:height="0.727cm" svg:x="4.516cm" svg:y="6.671cm">
          <draw:text-box>
            <text:p text:style-name="P16"><text:span text:style-name="T13">(V8-</text:span><text:span text:style-name="T13">GN</text:span><text:span text:style-name="T13">D)</text:span></text:p>
          </draw:text-box>
        </draw:frame>
        <draw:frame draw:style-name="gr25" draw:text-style-name="P18" draw:layer="layout" svg:width="0.723cm" svg:height="1.039cm" svg:x="3.145cm" svg:y="2.222cm">
          <draw:text-box>
            <text:p><text:span text:style-name="T14">+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6.534cm" svg:y="2.14cm">
          <draw:text-box>
            <text:p><text:span text:style-name="T14">+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4.08cm" svg:y="3.659cm">
          <draw:text-box>
            <text:p><text:span text:style-name="T14">+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2.141cm" svg:y="4.509cm">
          <draw:text-box>
            <text:p><text:span text:style-name="T14">+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3.302cm" svg:y="5.635cm">
          <draw:text-box>
            <text:p><text:span text:style-name="T14">+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5.72cm" svg:y="3.696cm">
          <draw:text-box>
            <text:p><text:span text:style-name="T14">+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4.116cm" svg:y="2.235cm">
          <draw:text-box>
            <text:p><text:span text:style-name="T14">-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5.518cm" svg:y="2.128cm">
          <draw:text-box>
            <text:p><text:span text:style-name="T14">-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3.231cm" svg:y="3.661cm">
          <draw:text-box>
            <text:p><text:span text:style-name="T14">-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6.439cm" svg:y="3.661cm">
          <draw:text-box>
            <text:p><text:span text:style-name="T14">-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2.189cm" svg:y="5.373cm">
          <draw:text-box>
            <text:p><text:span text:style-name="T14">-</text:span></text:p>
            <text:p><text:span text:style-name="T14"><text:s/></text:span></text:p>
          </draw:text-box>
        </draw:frame>
        <draw:frame draw:style-name="gr25" draw:text-style-name="P18" draw:layer="layout" svg:width="0.723cm" svg:height="1.039cm" svg:x="4.021cm" svg:y="5.672cm">
          <draw:text-box>
            <text:p><text:span text:style-name="T14">-</text:span></text:p>
            <text:p><text:span text:style-name="T14"><text:s/></text:span></text:p>
          </draw:text-box>
        </draw:frame>
        <draw:g>
          <draw:line draw:style-name="gr26" draw:text-style-name="P19" draw:layer="layout" svg:x1="5.445cm" svg:y1="6.518cm" svg:x2="4.945cm" svg:y2="6.522cm">
            <text:p/>
          </draw:line>
          <draw:line draw:style-name="gr26" draw:text-style-name="P19" draw:layer="layout" svg:x1="5.445cm" svg:y1="6.516cm" svg:x2="4.945cm" svg:y2="6.52cm">
            <text:p/>
          </draw:line>
          <draw:line draw:style-name="gr26" draw:text-style-name="P19" draw:layer="layout" svg:x1="5.081cm" svg:y1="6.615cm" svg:x2="5.329cm" svg:y2="6.615cm">
            <text:p/>
          </draw:line>
          <draw:line draw:style-name="gr26" draw:text-style-name="P19" draw:layer="layout" svg:x1="5.148cm" svg:y1="6.698cm" svg:x2="5.267cm" svg:y2="6.698cm">
            <text:p/>
          </draw:line>
          <draw:line draw:style-name="gr26" draw:text-style-name="P19" draw:layer="layout" svg:x1="5.201cm" svg:y1="6.512cm" svg:x2="5.203cm" svg:y2="6.29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6:23:10.293102336</dc:date>
    <meta:editing-duration>PT12M51S</meta:editing-duration>
    <meta:editing-cycles>5</meta:editing-cycles>
    <meta:generator>LibreOffice/6.4.6.2$Linux_X86_64 LibreOffice_project/40$Build-2</meta:generator>
    <meta:document-statistic meta:object-count="74"/>
  </office:meta>
</office:document-meta>
</file>